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0871" officeooo:paragraph-rsid="001c0871"/>
    </style:style>
    <style:style style:name="P2" style:family="paragraph" style:parent-style-name="Standard">
      <style:text-properties officeooo:rsid="001d035c" officeooo:paragraph-rsid="001d035c"/>
    </style:style>
    <style:style style:name="P3" style:family="paragraph" style:parent-style-name="Standard">
      <style:text-properties officeooo:rsid="001d78e0" officeooo:paragraph-rsid="001d78e0"/>
    </style:style>
    <style:style style:name="P4" style:family="paragraph" style:parent-style-name="Standard">
      <style:text-properties officeooo:rsid="001d78e0" officeooo:paragraph-rsid="001d78e0"/>
    </style:style>
    <style:style style:name="P5" style:family="paragraph" style:parent-style-name="Standard">
      <style:text-properties officeooo:rsid="00200b13" officeooo:paragraph-rsid="00200b13"/>
    </style:style>
    <style:style style:name="P6" style:family="paragraph" style:parent-style-name="Standard">
      <style:text-properties officeooo:rsid="0021c78b" officeooo:paragraph-rsid="0021c78b"/>
    </style:style>
    <style:style style:name="T1" style:family="text">
      <style:text-properties officeooo:rsid="001d035c"/>
    </style:style>
    <style:style style:name="T2" style:family="text">
      <style:text-properties officeooo:rsid="001d78e0"/>
    </style:style>
    <style:style style:name="T3" style:family="text">
      <style:text-properties officeooo:rsid="001edc20"/>
    </style:style>
    <style:style style:name="T4" style:family="text">
      <style:text-properties officeooo:rsid="00207cdd"/>
    </style:style>
    <style:style style:name="T5" style:family="text">
      <style:text-properties officeooo:rsid="00224b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Preparation:</text:p>
      <text:p text:style-name="P1">The data management for Dr. Wilking’s study was originally done in Stata code. In order to reproduce the results, we needed to translate the Stata code into R. To do this, we had to interpret what it was that the Stata code was trying to accomplish, and figure out the best/easiest way to produce the same results in R. <text:span text:style-name="T1">This required creating </text:span>variables to generalize some of the <text:span text:style-name="T1">original </text:span>data. For example, we created a variable to indicate whether a student was white or an ethnic minority <text:span text:style-name="T1">from the ethnicity variable.</text:span> We also <text:span text:style-name="T1">reordered </text:span>factored levels to ensure that the proper level was being used as the indicator <text:span text:style-name="T1">in the modeling stage. Finally, we converted nonresponses to NA. </text:span></text:p>
      <text:p text:style-name="P1"/>
      <text:p text:style-name="P2">Crucial Variables:</text:p>
      <text:p text:style-name="P2">The variables of interest for this study are the ones that were used in Dr. Wilking’s models. We had 2 response variables: one indicating if the student experienced 3 or more incidents of housing insecurity in the past 12 months, and the other indicating if the student was homeless in the past 12 months. Other variables were indicator variables that answer questions such as “Is the student white or an ethnic minority,” “Is the student a sexual minority,” “is the student a parent,” “Does the student rent their housing,” “Was the students housing situation affected by the CampFire,” and “Is the student a Butte County Resident?” Finally, we had other variables that describe the student’s weekly hours working in a paid job, <text:span text:style-name="T2">how many student services the student is aware of, and how the student was contacted for the study, whether this be by email or direct contact. </text:span></text:p>
      <text:p text:style-name="P2"/>
      <text:p text:style-name="P3">Sample Ethnicity and Gender:</text:p>
      <text:p text:style-name="P3">Our exploratory analysis section is to show that we accurately interpreted the stata code and recreated the variables correctly. Because we are using the same data, we expect that all of our values will be the same as in Dr. Wilking’s study. First, we look at Ethnicity and Gender. As we can see from these tables, each of our values match up with the values in Dr. Wilking’s report. However, we have slight variation in our percentages, indicating that Dr. Wilking used a different denominator in her study than we did. This may be due to removing missing values prior to calculating the percentage, or variations in rounding. </text:p>
      <text:p text:style-name="P3"/>
      <text:p text:style-name="P3">CampFire and Housing Insecurity Impact:</text:p>
      <text:p text:style-name="P3">On this slide, we have the variables regarding the Camp Fire and housing insecurity levels of students at Chico State. All of our numbers are the same as in the previous study except for the number of students who had 0 housing incidents. This is because we are considering missing values as 0 incidents while Dr. Wilking’s team ignored them. We also still have slight variations in the percentages, even though we are using the same numerator values (suggesting a different denominator). Again, this is because Dr. Wiking’s team ignored the missing data. </text:p>
      <text:p text:style-name="P3"/>
      <text:p text:style-name="P3">Homelessness:</text:p>
      <text:p text:style-name="P3">This chart shows the levels of homelessness (which will be our response variable in one of our models later on). Here, we can see that the number of students who experienced homelessness in the past 30 days, past 12 months, and past 30 days or 12 months are identical to the findings in the previous study. The number of students identified as not homeless differs from the number in Dr. Wilking’s study. We were unable to recreate this variable. Attempting to remove missing values gave us a smaller number than what Dr. Wilking reported <text:span text:style-name="T3">and leaving the missing values in the dataset resulted in the number we have displayed in the table. As with the previous two slides, our percentages are slightly different as well. Again, there is the issue of differing denominators. </text:span></text:p>
      <text:p text:style-name="P3"/>
      <text:p text:style-name="P3"/>
      <text:p text:style-name="P3"/>
      <text:p text:style-name="P5"><text:soft-page-break/>Homelessness Original Model Reproduction:</text:p>
      <text:p text:style-name="P5">We also ran two modes to predict homelessness in students, <text:span text:style-name="T4">using the same variables used by Dr. Wilking in her study</text:span>. The first model <text:span text:style-name="T4">is prior to imputation and using complete cases only. We used the generalized linear model function from the ‘stats’ package in R to obtain the results displayed in the table. When we compare our results with the results in Dr. Wilking’s study, we can see that there is some variation in the ODDS as well as in the confidence intervals. For example in our model, the odds that a student that works less than 10 hours in a paid position are 1.84 times that of a student who is not working in a paid position, while in Dr. Wilking’s study, the odds are only 1.4 times greater. However, they do seem to be fairly similar in in that they show similar trends. The dissimilarity may due to…</text:span></text:p>
      <text:p text:style-name="P5"/>
      <text:p text:style-name="P6">Homelessness Imputation:</text:p>
      <text:p text:style-name="P6">We then imputed the missing values and ran the same model to predict homelessness in students again. We imputed the data 10 times using the mice function from the ‘<text:span text:style-name="T5">mice’ package in R. We used all the default imputation methods for each of the variables. The tables in this slide show the resulting odds ratios and confidence intervals for each of the variables in our model. The one on the left is using complete cases only (our first model) and the one on the right is after imputing missing values. When comparing the two models, we can see an increase in the odds of experiencing homelessness if the student is working 10-19 hours or 30+ hours, if the student is not of white/caucasian ethnicity, if the student was impacted by Camp Fire, and if the student is a Butte County resident. All the other variables had decreased odds except for whether or not the student was a sexual minority, which remained the same, and services index which has a non-significant decrease of 0.01. In both models, working 20-29 or 30+ hours, being a sexual minority, and having housing impacted by the fire remained significant predictors. However, being a resident in Butte county was a significant predictor in the imputed model, but not in the original model of complete cases.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23:59:19.505011881</meta:creation-date>
    <dc:date>2020-05-12T15:59:57.195726825</dc:date>
    <meta:editing-duration>PT14M30S</meta:editing-duration>
    <meta:editing-cycles>2</meta:editing-cycles>
    <meta:generator>LibreOffice/6.2.8.2$Linux_X86_64 LibreOffice_project/20$Build-2</meta:generator>
    <meta:document-statistic meta:table-count="0" meta:image-count="0" meta:object-count="0" meta:page-count="2" meta:paragraph-count="14" meta:word-count="990" meta:character-count="5779" meta:non-whitespace-character-count="4797"/>
  </office:meta>
</office:document-meta>
</file>